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officeooo:rsid="001225f9" officeooo:paragraph-rsid="001225f9" style:font-size-asian="8.75pt" style:font-size-complex="10pt"/>
    </style:style>
    <style:style style:name="P2" style:family="paragraph" style:parent-style-name="Standard">
      <style:text-properties style:font-name="Courier New" fo:font-size="10pt" fo:font-weight="bold" officeooo:rsid="001225f9" officeooo:paragraph-rsid="001225f9" style:font-size-asian="8.75pt" style:font-weight-asian="bold" style:font-size-complex="10pt" style:font-weight-complex="bold"/>
    </style:style>
    <style:style style:name="P3" style:family="paragraph" style:parent-style-name="Standard">
      <style:text-properties style:font-name="Courier New" fo:font-size="16pt" fo:font-weight="normal" officeooo:rsid="001225f9" officeooo:paragraph-rsid="001225f9" style:font-size-asian="16pt" style:font-weight-asian="normal" style:font-size-complex="16pt" style:font-weight-complex="normal"/>
    </style:style>
    <style:style style:name="P4" style:family="paragraph" style:parent-style-name="Standard">
      <style:text-properties style:font-name="Courier New" fo:font-size="16pt" fo:font-weight="normal" officeooo:rsid="0012a752" officeooo:paragraph-rsid="0012a752" style:font-size-asian="16pt" style:font-weight-asian="normal" style:font-size-complex="16pt" style:font-weight-complex="normal"/>
    </style:style>
    <style:style style:name="P5" style:family="paragraph" style:parent-style-name="Text_20_body">
      <style:text-properties style:font-name="Courier New" fo:font-size="16pt" fo:font-weight="normal" officeooo:rsid="0012a752" officeooo:paragraph-rsid="0012a752" style:font-size-asian="16pt" style:font-weight-asian="normal" style:font-size-complex="16pt" style:font-weight-complex="normal"/>
    </style:style>
    <style:style style:name="P6" style:family="paragraph" style:parent-style-name="Text_20_body">
      <style:text-properties style:font-name="Courier New" fo:font-size="16pt" fo:font-weight="bold" officeooo:rsid="0012a752" officeooo:paragraph-rsid="0012a752" style:font-size-asian="16pt" style:font-weight-asian="bold" style:font-size-complex="16pt" style:font-weight-complex="bold"/>
    </style:style>
    <style:style style:name="P7" style:family="paragraph" style:parent-style-name="Text_20_body">
      <style:text-properties style:font-name="Courier New" fo:font-size="16pt" fo:font-weight="normal" officeooo:rsid="0012a752" style:font-size-asian="16pt" style:font-weight-asian="normal" style:font-size-complex="16pt" style:font-weight-complex="normal"/>
    </style:style>
    <style:style style:name="P8" style:family="paragraph" style:parent-style-name="Text_20_body">
      <style:text-properties style:font-name="Courier New" fo:font-size="16pt" fo:font-weight="normal" officeooo:rsid="001418b1" officeooo:paragraph-rsid="001418b1" style:font-size-asian="16pt" style:font-weight-asian="normal" style:font-size-complex="16pt" style:font-weight-complex="normal"/>
    </style:style>
    <style:style style:name="P9" style:family="paragraph" style:parent-style-name="Text_20_body">
      <style:text-properties style:font-name="Courier New" fo:font-size="10pt" fo:font-weight="bold" officeooo:rsid="001418b1" officeooo:paragraph-rsid="001418b1" style:font-size-asian="8.75pt" style:font-weight-asian="bold" style:font-size-complex="10pt" style:font-weight-complex="bold"/>
    </style:style>
    <style:style style:name="P10" style:family="paragraph" style:parent-style-name="Text_20_body">
      <style:text-properties style:font-name="Courier New" fo:font-size="16pt" fo:font-weight="normal" officeooo:rsid="001418b1" style:font-size-asian="16pt" style:font-weight-asian="normal" style:font-size-complex="16pt" style:font-weight-complex="normal"/>
    </style:style>
    <style:style style:name="P11" style:family="paragraph" style:parent-style-name="Text_20_body">
      <style:text-properties style:font-name="Courier New" fo:font-size="16pt" fo:font-weight="normal" officeooo:rsid="00143088" officeooo:paragraph-rsid="00143088" style:font-size-asian="16pt" style:font-weight-asian="normal" style:font-size-complex="16pt" style:font-weight-complex="normal"/>
    </style:style>
    <style:style style:name="P12" style:family="paragraph" style:parent-style-name="Text_20_body">
      <style:text-properties style:font-name="Courier New" fo:font-size="10pt" fo:font-weight="bold" officeooo:rsid="001418b1" officeooo:paragraph-rsid="00143088" style:font-size-asian="8.75pt" style:font-weight-asian="bold" style:font-size-complex="10pt" style:font-weight-complex="bold"/>
    </style:style>
    <style:style style:name="P13" style:family="paragraph" style:parent-style-name="Text_20_body">
      <style:text-properties style:font-name="Courier New" fo:font-size="16pt" fo:font-weight="normal" officeooo:rsid="00143088" style:font-size-asian="16pt" style:font-weight-asian="normal" style:font-size-complex="16pt" style:font-weight-complex="normal"/>
    </style:style>
    <style:style style:name="P14" style:family="paragraph" style:parent-style-name="Standard">
      <style:text-properties style:font-name="Courier New" fo:font-size="16pt" fo:font-weight="normal" officeooo:rsid="001225f9" officeooo:paragraph-rsid="00143088" style:font-size-asian="16pt" style:font-weight-asian="normal" style:font-size-complex="16pt" style:font-weight-complex="normal"/>
    </style:style>
    <style:style style:name="P15" style:family="paragraph" style:parent-style-name="Standard">
      <style:text-properties style:font-name="Courier New" fo:font-size="16pt" fo:font-weight="bold" officeooo:rsid="001225f9" officeooo:paragraph-rsid="00143088" style:font-size-asian="16pt" style:font-weight-asian="bold" style:font-size-complex="16pt" style:font-weight-complex="bold"/>
    </style:style>
    <style:style style:name="P16" style:family="paragraph" style:parent-style-name="Standard">
      <style:text-properties style:font-name="Courier New" fo:font-size="16pt" fo:font-weight="bold" officeooo:rsid="00143088" officeooo:paragraph-rsid="00143088" style:font-size-asian="16pt" style:font-weight-asian="bold" style:font-size-complex="16pt" style:font-weight-complex="bold"/>
    </style:style>
    <style:style style:name="P17" style:family="paragraph" style:parent-style-name="Text_20_body">
      <style:text-properties style:font-name="Courier New" fo:font-size="16pt" fo:font-weight="bold" officeooo:rsid="00143088" style:font-size-asian="16pt" style:font-weight-asian="bold" style:font-size-complex="16pt" style:font-weight-complex="bold"/>
    </style:style>
    <style:style style:name="P18" style:family="paragraph" style:parent-style-name="Text_20_body">
      <style:text-properties style:font-name="Courier New" fo:font-size="16pt" fo:font-weight="bold" officeooo:rsid="00143088" officeooo:paragraph-rsid="00143088" style:font-size-asian="16pt" style:font-weight-asian="bold" style:font-size-complex="16pt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Courier New" fo:font-size="16pt" fo:font-weight="bold" officeooo:rsid="00143088" officeooo:paragraph-rsid="00143088" style:font-size-asian="16pt" style:font-weight-asian="bold" style:font-size-complex="16pt" style:font-weight-complex="bold"/>
    </style:style>
    <style:style style:name="T1" style:family="text">
      <style:text-properties officeooo:rsid="001418b1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color="#ff0000" loext:opacity="100%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color="#000080" loext:opacity="100%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16pt" fo:font-weight="normal" officeooo:rsid="00143088" style:font-size-asian="16pt" style:font-weight-asian="normal" style:font-size-complex="16pt" style:font-weight-complex="normal"/>
    </style:style>
    <style:style style:name="T7" style:family="text">
      <style:text-properties fo:color="#000000" loext:opacity="100%" fo:font-size="16pt" fo:font-weight="normal" officeooo:rsid="00143088" style:font-size-asian="16pt" style:font-weight-asian="normal" style:font-size-complex="16pt" style:font-weight-complex="normal"/>
    </style:style>
    <style:style style:name="T8" style:family="text">
      <style:text-properties fo:color="#ff4000" loext:opacity="100%"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color="#ff4000" loext:opacity="100%" fo:font-size="16pt" fo:font-weight="normal" officeooo:rsid="00143088" style:font-size-asian="16pt" style:font-weight-asian="normal" style:font-size-complex="16pt" style:font-weight-complex="normal"/>
    </style:style>
    <style:style style:name="T10" style:family="text">
      <style:text-properties officeooo:rsid="00143088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underline-style="solid" style:text-underline-width="bold" style:text-underline-color="font-color"/>
    </style:style>
    <style:style style:name="T13" style:family="text">
      <style:text-properties fo:font-weight="normal" officeooo:rsid="0015cffa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2,1</text:p>
      <text:p text:style-name="P1">Tema 2: Base de datos relacionales</text:p>
      <text:p text:style-name="P1">Fecha:</text:p>
      <text:p text:style-name="P1">Autor:</text:p>
      <text:p text:style-name="P1"/>
      <text:p text:style-name="P2">1.Definición <text:s/>formal de la relación Cliente (Cabecera y cuerpo)</text:p>
      <text:p text:style-name="P2"/>
      <text:p text:style-name="P3">Cabecera</text:p>
      <text:p text:style-name="P3"/>
      <text:p text:style-name="P3">CLIENTES {(id: id_d), (nombre:nombre_d), (email:email_d), (nif:nif_d), (poblacion:poblacion_d), (sector:sector_d)}</text:p>
      <text:p text:style-name="P3"/>
      <text:p text:style-name="P3">Cuerpo</text:p>
      <text:p text:style-name="P3">{(id:1), (nombre:”Romero SL”), (email:”romeross@gmail.com”), (nif:”B45678994”), (poblacion:”Valladolid”), (sector:”Mueble”)}</text:p>
      <text:p text:style-name="P3"/>
      <text:p text:style-name="P3">{(id:2), (nombre:”Ubrisur SL”), (email:”ubrisur@gmail.com”), (nif:”C123456123”), (poblacion:”Ubrique”), (sector:”Marroquineria”)}</text:p>
      <text:p text:style-name="P3"/>
      <text:p text:style-name="P3">{(id:3), (nombre:”Valladeria SL”), (email:”valladeria@gmail.com”), (nif:”R123456987”), (poblacion:”Villamartin”), (sector:”Agricola”)}</text:p>
      <text:p text:style-name="P3"/>
      <text:p text:style-name="P3">{(id:4), (nombre:”Romancero SL”), (email:”romancero@gmail.com”), (nif:”E123456123”), (poblacion:”Prado del rey”), (sector:”Mueble”)}</text:p>
      <text:p text:style-name="P3"/>
      <text:p text:style-name="P3"/>
      <text:p text:style-name="P4">2.Clave candidatas de la Relacion (Razona la respuesta)</text:p>
      <text:p text:style-name="P4"/>
      <text:p text:style-name="P4">--claves candidatas:</text:p>
      <text:p text:style-name="P4"/>
      <text:p text:style-name="P4">- id: valores de id identificacion univocamente a cada tupla de la relacion, los valores no se repiten y no admite valores nulos</text:p>
      <text:p text:style-name="P4"/>
      <text:p text:style-name="P4"><text:soft-page-break/>- nif: valores de id identificacion univoamente a cada tupla de la relacion, los valores no se repiten, cada cliente <text:s/>tiene un nif distinto.</text:p>
      <text:p text:style-name="P4"/>
      <text:p text:style-name="P4">- email: valores de email, se entiende email personal de la empresa, identifican univocamente cada elemento de la relacion, los valores no se repiten. Cada empresa tiene un email distinto.</text:p>
      <text:p text:style-name="P4"/>
      <text:p text:style-name="P4"/>
      <text:p text:style-name="P4">3.<text:bookmark text:name="yui_3_18_1_1_1759907733080_150"/><text:bookmark text:name="yui_3_18_1_1_1759907733080_149"/><text:bookmark text:name="yui_3_18_1_1_1759907733080_148"/>Clave Primaria (Razona la respuesta)</text:p>
      <text:p text:style-name="P5">- id: valor numerico, de menor tamaño que un string y es el adecuado para elegir como clave primaria. Mejora el rendimiento de los SGBR. <text:span text:style-name="T1">PRIMARY KEY</text:span></text:p>
      <text:p text:style-name="P6"/>
      <text:p text:style-name="P6">4.<text:bookmark text:name="yui_3_18_1_1_1759907733080_150 Copia 1"/><text:bookmark text:name="yui_3_18_1_1_1759907733080_152"/><text:bookmark text:name="yui_3_18_1_1_1759907733080_151"/>Claves Secundarias o Alternativas (Razona la respuesta)</text:p>
      <text:p text:style-name="P7">- nif</text:p>
      <text:p text:style-name="P7">- email</text:p>
      <text:p text:style-name="P8">He seleccionado id como PRIMARY KEY, por lo tanto nif y email pasan a ser claves secundarias. UNIQUE.</text:p>
      <text:p text:style-name="P8"/>
      <text:p text:style-name="P9"><text:span text:style-name="T2">5.</text:span><text:bookmark text:name="yui_3_18_1_1_1759907733080_150 Copia 2"/><text:bookmark text:name="yui_3_18_1_1_1759907733080_154"/><text:bookmark text:name="yui_3_18_1_1_1759907733080_153"/><text:span text:style-name="T2">Añade a la relación Cliente una tupla válida y asignar valores<text:line-break/>{(id:5), (nombre:”Pergolas Antoio SL”), (email:”</text:span><text:a xlink:type="simple" xlink:href="mailto:pergolasa@gmail.com" text:style-name="Internet_20_link" text:visited-style-name="Visited_20_Internet_20_Link"><text:span text:style-name="T2">pergolas@gmail.com</text:span></text:a><text:span text:style-name="T2">”), (nif: “V123654985”), (poblacion:”Zahara”), (Sector:”Alimentacion”)}</text:span></text:p>
      <text:p text:style-name="P10"/>
      <text:p text:style-name="P10"><text:bookmark text:name="yui_3_18_1_1_1759907733080_150 Copia 3"/><text:bookmark text:name="yui_3_18_1_1_1759907733080_157"/><text:soft-page-break/>6. Añade a la relación Cliente una tupla no válida para el modelo relacional y asignar valores. Razonar la respuesta</text:p>
      <text:p text:style-name="P8">- 1</text:p>
      <text:p text:style-name="P9"><text:span text:style-name="T2">{(</text:span><text:span text:style-name="T3">id:3</text:span><text:span text:style-name="T2">), (nombre:”Toldos gomez Sl”, (email:”toldosgomez</text:span><text:a xlink:type="simple" xlink:href="mailto:pergolasa@gmail.com" text:style-name="Internet_20_link" text:visited-style-name="Visited_20_Internet_20_Link"><text:span text:style-name="T2">@gmail.com</text:span></text:a><text:span text:style-name="T2">”), (nif: “T123456333”), (poblacion:”Prado del rey”), (Sector:”Comercio”)}</text:span></text:p>
      <text:p text:style-name="P8">Tupla no valida. El id ya existe incumple la regla de la clave primaria del modelo relacional, donde todos los valores han de ser unicos, cada valor identifica <text:s/>univocamente a cada una de las tuplas de la relacion</text:p>
      <text:p text:style-name="P10">- 2</text:p>
      <text:p text:style-name="P10"/>
      <text:p text:style-name="P9"><text:span text:style-name="T2">{(id:6), (nombre:”Toldos gomez Sl”, (</text:span><text:span text:style-name="T3">email:”valladeria</text:span><text:a xlink:type="simple" xlink:href="mailto:pergolasa@gmail.com" text:style-name="Internet_20_link" text:visited-style-name="Visited_20_Internet_20_Link"><text:span text:style-name="T4">@gmail.com</text:span></text:a><text:span text:style-name="T2">”), (nif: “T123456333”), (poblacion:”Prado del rey”), (Sector:”Comercio”)}</text:span></text:p>
      <text:p text:style-name="P8">Icumple las reglas del modelo relacional, puesto que email es clave secundaria y el valor introducido ya existe, es decir estaria repetido. Incumple la regla clave secundaria del modelo relacional.</text:p>
      <text:p text:style-name="P8"/>
      <text:p text:style-name="P8">- 3</text:p>
      <text:p text:style-name="P9"><text:span text:style-name="T2">{(id:7), (nombre:”Carpinteria gomez Sl”, (</text:span><text:span text:style-name="T5">email:”carpinteriagomez</text:span><text:a xlink:type="simple" xlink:href="mailto:pergolasa@gmail.com" text:style-name="Internet_20_link" text:visited-style-name="Visited_20_Internet_20_Link"><text:span text:style-name="T4">@gmail.com</text:span></text:a><text:span text:style-name="T2">”), (</text:span><text:span text:style-name="T3">nif: “C123456123</text:span><text:span text:style-name="T2">”), (poblacion:”Prado del rey”), (Sector:”</text:span><text:span text:style-name="T6">Madera</text:span><text:span text:style-name="T2">”)}</text:span></text:p>
      <text:p text:style-name="P11"><text:soft-page-break/>Tupla no valida</text:p>
      <text:p text:style-name="P11">El nif es clave secundaria y el valor introducido ya existe. Nuevamente incumple la regla clave secundaria del modelo relacional.</text:p>
      <text:p text:style-name="P11"/>
      <text:p text:style-name="P11">- <text:s/>4</text:p>
      <text:p text:style-name="P12"><text:span text:style-name="T2">{(id:</text:span><text:span text:style-name="T6">8</text:span><text:span text:style-name="T2">), (nombre:”</text:span><text:span text:style-name="T6">Pinturas</text:span><text:span text:style-name="T2"> </text:span><text:span text:style-name="T6">dorado</text:span><text:span text:style-name="T2"> Sl”, (</text:span><text:span text:style-name="T5">email:”</text:span><text:span text:style-name="T7">pinturasdorado</text:span><text:a xlink:type="simple" xlink:href="mailto:pergolasa@gmail.com" text:style-name="Internet_20_link" text:visited-style-name="Visited_20_Internet_20_Link"><text:span text:style-name="T5">@gmail.com</text:span></text:a><text:span text:style-name="T2">”), (</text:span><text:span text:style-name="T5">nif: “</text:span><text:span text:style-name="T7">R13333123</text:span><text:span text:style-name="T2">”), (</text:span><text:span text:style-name="T8">poblacion:”</text:span><text:span text:style-name="T9">Ubrique,</text:span><text:span text:style-name="T8">Prado del rey</text:span><text:span text:style-name="T2">”), (Sector:”</text:span><text:span text:style-name="T6">Pintura</text:span><text:span text:style-name="T2">”)}</text:span></text:p>
      <text:p text:style-name="P11">Tupla no valida</text:p>
      <text:p text:style-name="P11">Hay dos <text:s/>poblaciones iguales en la misma tupla</text:p>
      <text:p text:style-name="P11"/>
      <text:p text:style-name="P11">7. <text:bookmark text:name="yui_3_18_1_1_1759907733080_150 Copia 4"/><text:bookmark text:name="yui_3_18_1_1_1759907733080_159"/><text:bookmark text:name="yui_3_18_1_1_1759907733080_158"/>Añade a la relación un Atributo válido y asignar valores</text:p>
      <text:p text:style-name="P13"><text:line-break/>Añadir el atributo telefono</text:p>
      <text:p text:style-name="P14"/>
      <text:p text:style-name="P14">Cabecera</text:p>
      <text:p text:style-name="P14"/>
      <text:p text:style-name="P14">CLIENTES {(id: id_d), (nombre:nombre_d), (email:email_d), (nif:nif_d), (poblacion:poblacion_d), (sector:sector_d)<text:span text:style-name="T10">(telefono:telefono_d)</text:span>}</text:p>
      <text:p text:style-name="P14"/>
      <text:p text:style-name="P14">Cuerpo</text:p>
      <text:p text:style-name="P14">{(id:1), (nombre:”Romero SL”), (email:”romeross@gmail.com”), (nif:”B45678994”), (poblacion:”Valladolid”), (sector:”Mueble”)<text:span text:style-name="T10">(Telefono:”654789321”)</text:span>}</text:p>
      <text:p text:style-name="P14"/>
      <text:p text:style-name="P14"><text:soft-page-break/>{(id:2), (nombre:”Ubrisur SL”), (email:”ubrisur@gmail.com”), (nif:”C123456123”), (poblacion:”Ubrique”), (sector:”Marroquineria”)<text:span text:style-name="T10">(Telefono:654559321)</text:span>}</text:p>
      <text:p text:style-name="P14"/>
      <text:p text:style-name="P14">{(id:3), (nombre:”Valladeria SL”), (email:”valladeria@gmail.com”), (nif:”R123456987”), (poblacion:”Villamartin”), (sector:”Agricola”)<text:span text:style-name="T10">(telefono:”632478512”)</text:span>}</text:p>
      <text:p text:style-name="P14"/>
      <text:p text:style-name="P14">{(id:4), (nombre:”Romancero SL”), (email:”romancero@gmail.com”), (nif:”E123456123”), (poblacion:”Prado del rey”), (sector:”Mueble”)<text:span text:style-name="T10">(telefono:”637238598”)</text:span>}</text:p>
      <text:p text:style-name="P15"/>
      <text:p text:style-name="P15"/>
      <text:p text:style-name="P16">8.<text:bookmark text:name="yui_3_18_1_1_1759907733080_150 Copia 5"/><text:bookmark text:name="yui_3_18_1_1_1759907733080_161"/><text:bookmark text:name="yui_3_18_1_1_1759907733080_160"/>¿Tiene la relación anterior una clave ajena o foránea?</text:p>
      <text:p text:style-name="P17"><text:line-break/><text:span text:style-name="T11">No existen claves ajenas</text:span></text:p>
      <text:p text:style-name="P11">No existen atributos en los que sus valores hagan referencia a los valores de la clave principal de otras tablas.</text:p>
      <text:p text:style-name="P11"/>
      <text:p text:style-name="P18">9. <text:bookmark text:name="yui_3_18_1_1_1759907733080_150 Copia 6"/><text:bookmark text:name="yui_3_18_1_1_1759907733080_163"/><text:bookmark text:name="yui_3_18_1_1_1759907733080_162"/>Muestra el esquema relacional</text:p>
      <text:p text:style-name="P19">CLIENTES (<text:span text:style-name="T12">#id,</text:span> <text:span text:style-name="T13">nombre, </text:span><text:span text:style-name="T14">email, nif</text:span><text:span text:style-name="T11">, poblacion, sector, </text:span><text:span text:style-name="T14">telefono</text:span>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09:20:00.070471000</meta:creation-date>
    <dc:date>2025-10-08T10:39:24.346702800</dc:date>
    <meta:editing-duration>PT12M6S</meta:editing-duration>
    <meta:editing-cycles>2</meta:editing-cycles>
    <meta:generator>LibreOffice/25.2.6.2$Windows_X86_64 LibreOffice_project/729c5bfe710f5eb71ed3bbde9e06a6065e9c6c5d</meta:generator>
    <meta:document-statistic meta:table-count="0" meta:image-count="0" meta:object-count="0" meta:page-count="5" meta:paragraph-count="53" meta:word-count="503" meta:character-count="4307" meta:non-whitespace-character-count="3851"/>
  </office:meta>
</office:document-meta>
</file>